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text/xml" manifest:full-path="content.xml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row>
          <math:mo math:stretchy="false">[</math:mo>
          <math:mi>n</math:mi>
          <math:mo math:stretchy="false">]</math:mo>
        </math:mrow>
        <math:mo math:stretchy="false">=</math:mo>
        <math:mrow>
          <math:mstyle math:fontweight="bold">
            <math:mrow>
              <math:mi>c</math:mi>
            </math:mrow>
          </math:mstyle>
          <math:mo math:stretchy="false">∗</math:mo>
          <math:mi>sin</math:mi>
        </math:mrow>
      </math:mrow>
      <math:mrow>
        <math:mfenced math:open="" math:close="">
          <math:mrow>
            <math:mrow>
              <math:mfrac>
                <math:mi>n</math:mi>
                <math:mi>s</math:mi>
              </math:mfrac>
              <math:mo math:stretchy="false">∗</math:mo>
              <math:mn>2</math:mn>
            </math:mrow>
            <math:mrow>
              <math:mo math:stretchy="false">π</math:mo>
              <math:mo math:stretchy="false">∗</math:mo>
              <math:mstyle math:fontweight="bold">
                <math:mrow>
                  <math:mn>60</math:mn>
                </math:mrow>
              </math:mstyle>
            </math:mrow>
          </math:mrow>
        </math:mfenced>
        <math:mo math:stretchy="false">+</math:mo>
        <math:mrow>
          <math:mstyle math:fontweight="bold">
            <math:mrow>
              <math:mi>c</math:mi>
            </math:mrow>
          </math:mstyle>
          <math:mo math:stretchy="false">∗</math:mo>
          <math:mi>sin</math:mi>
        </math:mrow>
      </math:mrow>
      <math:mfenced math:open="" math:close="">
        <math:mrow>
          <math:mrow>
            <math:mfrac>
              <math:mi>n</math:mi>
              <math:mi>s</math:mi>
            </math:mfrac>
            <math:mo math:stretchy="false">∗</math:mo>
            <math:mn>2</math:mn>
          </math:mrow>
          <math:mrow>
            <math:mo math:stretchy="false">π</math:mo>
            <math:mo math:stretchy="false">∗</math:mo>
            <math:mstyle math:fontweight="bold">
              <math:mrow>
                <math:mn>150</math:mn>
              </math:mrow>
            </math:mstyle>
          </math:mrow>
        </math:mrow>
      </math:mfenced>
    </math:mrow>
    <math:annotation math:encoding="StarMath 5.0">A[n] = bold {c} * sin left ( n over s * 2 %pi * bold {60} right ) + bold {c} * sin left ( n over s * 2 %pi * bold {150} right )</math:annotation>
  </math:semantics>
</math:math>
</file>